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bold" style:text-underline-color="font-color" fo:font-weight="bold" officeooo:rsid="000c6ff2" officeooo:paragraph-rsid="000c6ff2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type="double" style:text-underline-width="auto" style:text-underline-color="font-color" fo:font-weight="bold" officeooo:rsid="000c6ff2" officeooo:paragraph-rsid="000c6ff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type="double" style:text-underline-width="auto" style:text-underline-color="font-color" fo:font-weight="bold" officeooo:rsid="001be15b" officeooo:paragraph-rsid="001be15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6ff2" officeooo:paragraph-rsid="000c6ff2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2539" officeooo:paragraph-rsid="000e253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d9de" officeooo:paragraph-rsid="000fd9d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eb73" officeooo:paragraph-rsid="0014eb73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8ca2" officeooo:paragraph-rsid="00168ca2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be15b" officeooo:paragraph-rsid="001be15b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bold" officeooo:rsid="001be3c4" officeooo:paragraph-rsid="001be3c4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da5b3" officeooo:paragraph-rsid="001da5b3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paragraph-rsid="000e2539"/>
    </style:style>
    <style:style style:name="P13" style:family="paragraph" style:parent-style-name="Standard">
      <style:paragraph-properties style:line-height-at-least="0.512cm"/>
      <style:text-properties fo:color="#cccccc" loext:opacity="100%" style:font-name="Menlo" fo:font-size="9.64999961853027pt" fo:font-weight="normal" fo:background-color="#1f1f1f"/>
    </style:style>
    <style:style style:name="P14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style:font-name="Menlo" fo:font-size="9.64999961853027pt" fo:font-weight="normal" fo:background-color="#1f1f1f"/>
    </style:style>
    <style:style style:name="P15" style:family="paragraph" style:parent-style-name="Standard">
      <style:paragraph-properties style:line-height-at-least="0.512cm"/>
      <style:text-properties fo:color="#cccccc" loext:opacity="100%" style:font-name="Menlo" fo:font-size="9.64999961853027pt" fo:font-weight="normal" officeooo:paragraph-rsid="001f9a41" fo:background-color="#1f1f1f"/>
    </style:style>
    <style:style style:name="P16" style:family="paragraph" style:parent-style-name="Standard">
      <style:paragraph-properties style:line-height-at-least="0.512cm"/>
      <style:text-properties fo:color="#cccccc" loext:opacity="100%" style:font-name="Menlo" fo:font-size="9.64999961853027pt" fo:font-weight="normal" officeooo:rsid="000fd9de" fo:background-color="#1f1f1f"/>
    </style:style>
    <style:style style:name="P17" style:family="paragraph" style:parent-style-name="Standard">
      <style:paragraph-properties fo:text-align="start" style:justify-single-word="false"/>
      <style:text-properties fo:color="#cccccc" loext:opacity="100%" style:font-name="Menlo" fo:font-size="9.64999961853027pt" style:text-underline-style="none" fo:font-weight="normal" officeooo:rsid="000fd9de" officeooo:paragraph-rsid="000fd9de" fo:background-color="#1f1f1f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margin-top="0cm" fo:margin-bottom="0.499cm" style:contextual-spacing="false" style:line-height-at-least="0.512cm"/>
    </style:style>
    <style:style style:name="P19" style:family="paragraph" style:parent-style-name="Standard">
      <style:paragraph-properties style:line-height-at-least="0.512cm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0c6ff2" officeooo:paragraph-rsid="000c6ff2" fo:background-color="transparent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0e2539" officeooo:paragraph-rsid="000e2539" fo:background-color="transparent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0fd9de" officeooo:paragraph-rsid="000fd9de" fo:background-color="transparent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68ca2" officeooo:paragraph-rsid="00168ca2" fo:background-color="transparent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78e2e" officeooo:paragraph-rsid="00178e2e" fo:background-color="transparent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be15b" officeooo:paragraph-rsid="001be15b" fo:background-color="transparent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f9a41" officeooo:paragraph-rsid="001f9a41" fo:background-color="transparent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28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fo:font-weight="normal" officeooo:paragraph-rsid="00178e2e" fo:background-color="transparent"/>
    </style:style>
    <style:style style:name="P30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rsid="00194ed4" officeooo:paragraph-rsid="00194ed4" fo:background-color="transparent"/>
    </style:style>
    <style:style style:name="P31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rsid="001c6968" officeooo:paragraph-rsid="001c6968" fo:background-color="transparent"/>
    </style:style>
    <style:style style:name="P32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officeooo:rsid="001c6968" officeooo:paragraph-rsid="001c6968" fo:background-color="transparen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0c6ff2" officeooo:paragraph-rsid="000c6ff2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0e2539" officeooo:paragraph-rsid="000e2539" fo:background-color="transparent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168ca2" officeooo:paragraph-rsid="00168ca2" fo:background-color="transparent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178e2e" officeooo:paragraph-rsid="00178e2e" fo:background-color="transparent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1be15b" officeooo:paragraph-rsid="001be15b" fo:background-color="transparent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1f9a41" officeooo:paragraph-rsid="001f9a41" fo:background-color="transparent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bold" officeooo:rsid="001be15b" officeooo:paragraph-rsid="001be15b" fo:background-color="transparent" style:font-size-asian="11.3500003814697pt" style:font-weight-asian="bold" style:font-size-complex="13pt" style:font-weight-complex="bold"/>
    </style:style>
    <style:style style:name="P40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fo:background-color="transparent"/>
    </style:style>
    <style:style style:name="P41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42" style:family="paragraph" style:parent-style-name="Standard">
      <style:paragraph-properties fo:text-align="center" style:justify-single-word="false"/>
      <style:text-properties fo:font-size="20pt" fo:font-style="italic" style:text-underline-style="dot-dash" style:text-underline-width="auto" style:text-underline-color="font-color" fo:font-weight="normal" officeooo:rsid="000fd9de" officeooo:paragraph-rsid="000fd9de" style:font-size-asian="20pt" style:font-style-asian="italic" style:font-weight-asian="normal" style:font-size-complex="20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1be15b" officeooo:paragraph-rsid="001be15b" fo:background-color="transparent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3pt" style:text-underline-style="none" fo:font-weight="bold" officeooo:rsid="001be3c4" officeooo:paragraph-rsid="001be3c4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3pt" style:text-underline-style="none" fo:font-weight="bold" officeooo:rsid="001da5b3" officeooo:paragraph-rsid="001da5b3" style:font-size-asian="11.3500003814697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9a41" officeooo:paragraph-rsid="001f9a41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dd1d" officeooo:paragraph-rsid="000c6ff2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be3c4" officeooo:paragraph-rsid="001be3c4" fo:background-color="transparent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f9a41" officeooo:paragraph-rsid="001f9a41" fo:background-color="transparent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officeooo:rsid="001c6968" fo:background-color="transparent"/>
    </style:style>
    <style:style style:name="P51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officeooo:rsid="001c6968" officeooo:paragraph-rsid="001c6968" fo:background-color="transparent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fo:font-weight="normal" officeooo:paragraph-rsid="000e2539" fo:background-color="transparent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1f9a41" officeooo:paragraph-rsid="001f9a41" fo:background-color="transparent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style:line-height-at-least="0.512cm"/>
      <style:text-properties fo:color="#ce9178" loext:opacity="100%" style:font-name="Menlo" fo:font-size="9.64999961853027pt" fo:font-weight="normal" officeooo:paragraph-rsid="001f9a41" fo:background-color="transparent"/>
    </style:style>
    <style:style style:name="P55" style:family="paragraph" style:parent-style-name="Standard">
      <style:paragraph-properties style:line-height-at-least="0.512cm"/>
      <style:text-properties fo:font-size="9.64999961853027pt" fo:font-weight="normal"/>
    </style:style>
    <style:style style:name="P56" style:family="paragraph" style:parent-style-name="Standard">
      <style:paragraph-properties fo:text-align="center" style:justify-single-word="false"/>
      <style:text-properties fo:font-size="20pt" style:text-underline-style="solid" style:text-underline-type="double" style:text-underline-width="auto" style:text-underline-color="font-color" fo:font-weight="bold" officeooo:rsid="0020dd1d" officeooo:paragraph-rsid="0020dd1d" style:font-size-asian="17.5pt" style:font-weight-asian="bold" style:font-size-complex="20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dd1d" officeooo:paragraph-rsid="0020dd1d" style:font-size-asian="12.25pt" style:font-weight-asian="normal" style:font-size-complex="14pt" style:font-weight-complex="normal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 style:font-name="Menlo" fo:font-size="9.64999961853027pt" fo:background-color="#1f1f1f" loext:char-shading-value="0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Menlo" fo:font-size="9.64999961853027pt" fo:background-color="#1f1f1f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Menlo" fo:font-size="9.64999961853027pt" fo:background-color="#1f1f1f" loext:char-shading-value="0"/>
    </style:style>
    <style:style style:name="T7" style:family="text">
      <style:text-properties fo:color="#ce9178" loext:opacity="100%" fo:background-color="transparent" loext:char-shading-value="0"/>
    </style:style>
    <style:style style:name="T8" style:family="text">
      <style:text-properties fo:color="#ce9178" loext:opacity="100%" officeooo:rsid="001f9a41" fo:background-color="transparent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808080" loext:opacity="100%"/>
    </style:style>
    <style:style style:name="T12" style:family="text">
      <style:text-properties style:text-underline-style="none" officeooo:rsid="000e2539" style:font-size-asian="11.3500003814697pt" style:font-weight-asian="normal" style:font-size-complex="13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4eb73" style:font-weight-asian="bold" style:font-weight-complex="bold"/>
    </style:style>
    <style:style style:name="T15" style:family="text">
      <style:text-properties style:use-window-font-color="true" loext:opacity="0%" fo:background-color="transparent" loext:char-shading-value="0"/>
    </style:style>
    <style:style style:name="T16" style:family="text">
      <style:text-properties style:use-window-font-color="true" loext:opacity="0%" style:font-name="Menlo" fo:background-color="transparent" loext:char-shading-value="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9a41" style:font-weight-asian="normal" style:font-weight-complex="normal"/>
    </style:style>
    <style:style style:name="T19" style:family="text">
      <style:text-properties officeooo:rsid="001c6968"/>
    </style:style>
    <style:style style:name="T20" style:family="text">
      <style:text-properties officeooo:rsid="0020d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 Tutorial</text:p>
      <text:p text:style-name="P2">Installation and Setup</text:p>
      <text:p text:style-name="P4">npm install -g @angular/cli</text:p>
      <text:p text:style-name="P4"/>
      <text:p text:style-name="P4">ng new project-name</text:p>
      <text:p text:style-name="P4"/>
      <text:p text:style-name="P4">Links: <text:a xlink:type="simple" xlink:href="https://angular.dev/tutorials/first-app" text:style-name="Internet_20_link" text:visited-style-name="Visited_20_Internet_20_Link">https://angular.dev/tutorials/first-app</text:a></text:p>
      <text:p text:style-name="P4">Links: <text:a xlink:type="simple" xlink:href="https://angular.dev/tools/cli" text:style-name="Internet_20_link" text:visited-style-name="Visited_20_Internet_20_Link">https://angular.dev/tools/cli</text:a></text:p>
      <text:p text:style-name="P4">Links: <text:a xlink:type="simple" xlink:href="https://www.youtube.com/@Angular/playlists" text:style-name="Internet_20_link" text:visited-style-name="Visited_20_Internet_20_Link">https://www.youtube.com/@Angular/playlists</text:a></text:p>
      <text:p text:style-name="P4"/>
      <text:p text:style-name="P5">Links: <text:a xlink:type="simple" xlink:href="https://www.youtube.com/playlist?list=PL1w1q3fL4pmj9k1FrJ3Pe91EPub2_h4jF" text:style-name="Internet_20_link" text:visited-style-name="Visited_20_Internet_20_Link">https://www.youtube.com/playlist?list=PL1w1q3fL4pmj9k1FrJ3Pe91EPub2_h4jF</text:a></text:p>
      <text:p text:style-name="P5"/>
      <text:p text:style-name="P52"/>
      <text:p text:style-name="P30"/>
      <text:p text:style-name="P29"/>
      <text:p text:style-name="P43">Application Flow</text:p>
      <text:p text:style-name="P9"><text:span text:style-name="T13">[Point1]</text:span>: Inside the index.html, we call the &lt;app-root&gt;&lt;/app-root&gt;. The index.html is auto linked to the app component. </text:p>
      <text:p text:style-name="P7"/>
      <text:p text:style-name="P9"><text:span text:style-name="T13">[Point2]: </text:span>The app.component.html will be the root of the application, it will contain three section the header, the body which will be a router routing different application and a footer </text:p>
      <text:p text:style-name="P9"/>
      <text:p text:style-name="P25">&lt;!--Header--&gt;</text:p>
      <text:p text:style-name="P27">&lt;app-header&gt;&lt;/app-header&gt;</text:p>
      <text:p text:style-name="P27">&lt;!--Wrapper--&gt;</text:p>
      <text:p text:style-name="P27">&lt;div class="wrapper"&gt;</text:p>
      <text:p text:style-name="P27">&lt;router-outlet&gt;&lt;/router-outlet&gt;</text:p>
      <text:p text:style-name="P27">&lt;/div&gt;</text:p>
      <text:p text:style-name="P28"><text:line-break/></text:p>
      <text:p text:style-name="P27">&lt;!--Footer--&gt;</text:p>
      <text:p text:style-name="P27">&lt;app-footer&gt;&lt;/app-footer&gt;</text:p>
      <text:p text:style-name="P27"/>
      <text:p text:style-name="P37"/>
      <text:p text:style-name="P9"><text:span text:style-name="T13">[Point3]: </text:span>The app.component.ts will contain all the necessary imports for the <text:s/>selector used in the app.component.html</text:p>
      <text:p text:style-name="P9"/>
      <text:p text:style-name="P25">import { Component } from '@angular/core';</text:p>
      <text:p text:style-name="P27">import { RouterOutlet } from '@angular/router';</text:p>
      <text:p text:style-name="P27">import { HomeComponent } from "./home/home.component";</text:p>
      <text:p text:style-name="P27">import { HeaderComponent } from './layout/header/header.component';</text:p>
      <text:p text:style-name="P27">import { FooterComponent } from './layout/footer/footer.component';</text:p>
      <text:p text:style-name="P41"/>
      <text:p text:style-name="P27">@Component({</text:p>
      <text:p text:style-name="P27">selector: 'app-root',</text:p>
      <text:p text:style-name="P27">standalone: true,</text:p>
      <text:p text:style-name="P27">templateUrl: './app.component.html',</text:p>
      <text:p text:style-name="P27"><text:soft-page-break/>styleUrl: './app.component.scss',</text:p>
      <text:p text:style-name="P27">imports: [RouterOutlet, HomeComponent,HeaderComponent,FooterComponent ]</text:p>
      <text:p text:style-name="P27">})</text:p>
      <text:p text:style-name="P27">export class AppComponent {</text:p>
      <text:p text:style-name="P27">title = 'tutorial';</text:p>
      <text:p text:style-name="P27">}</text:p>
      <text:p text:style-name="P27"/>
      <text:p text:style-name="P9"><text:span text:style-name="T13">[Point4]:</text:span>Create a file called types.ts in the src folder, then define this interfaces </text:p>
      <text:p text:style-name="P25">import { HttpContext, HttpHeaders, HttpParams } from "@angular/common/http";</text:p>
      <text:p text:style-name="P41"/>
      <text:p text:style-name="P27">export interface Options {</text:p>
      <text:p text:style-name="P27">headers?: HttpHeaders | { [header: string]: string | string[] };</text:p>
      <text:p text:style-name="P27">observe?: 'body';</text:p>
      <text:p text:style-name="P27">context?: HttpContext;</text:p>
      <text:p text:style-name="P27">params?: HttpParams | { [param: string]: string | number | boolean | ReadonlyArray&lt;string | number | boolean&gt; };</text:p>
      <text:p text:style-name="P27">reportProgress?: boolean;</text:p>
      <text:p text:style-name="P27">responseType?: 'json';</text:p>
      <text:p text:style-name="P27">withCredentials?: boolean;</text:p>
      <text:p text:style-name="P27">transferCache?: boolean;</text:p>
      <text:p text:style-name="P27">}</text:p>
      <text:p text:style-name="P40"/>
      <text:p text:style-name="P27">export interface Products{</text:p>
      <text:p text:style-name="P27">items:Product[];</text:p>
      <text:p text:style-name="P27">total:number;</text:p>
      <text:p text:style-name="P27">page:number;</text:p>
      <text:p text:style-name="P27">perPage:number;</text:p>
      <text:p text:style-name="P27">totalPages:number;</text:p>
      <text:p text:style-name="P27">}</text:p>
      <text:p text:style-name="P40"/>
      <text:p text:style-name="P27">export interface Product{</text:p>
      <text:p text:style-name="P27">id:number;</text:p>
      <text:p text:style-name="P27">name:string;</text:p>
      <text:p text:style-name="P27">price:string;</text:p>
      <text:p text:style-name="P27">description:string;</text:p>
      <text:p text:style-name="P27">image:string;</text:p>
      <text:p text:style-name="P27">quantity:number;</text:p>
      <text:p text:style-name="P27">rating:number;</text:p>
      <text:p text:style-name="P27">category:string;</text:p>
      <text:p text:style-name="P27">createdAt:string;</text:p>
      <text:p text:style-name="P27">updatedAt:string;</text:p>
      <text:p text:style-name="P27">deletedAt:string;</text:p>
      <text:p text:style-name="P27">}</text:p>
      <text:p text:style-name="P40"/>
      <text:p text:style-name="P27">export interface PaginationParams{</text:p>
      <text:p text:style-name="P27">[param: string]: string | number | boolean | ReadonlyArray&lt;string | number | boolean&gt;</text:p>
      <text:p text:style-name="P27"><text:soft-page-break/>page:number;</text:p>
      <text:p text:style-name="P27">perPage:number;</text:p>
      <text:p text:style-name="P41"/>
      <text:p text:style-name="P27">}</text:p>
      <text:p text:style-name="P14"><text:line-break/><text:line-break/><text:line-break/></text:p>
      <text:p text:style-name="P9"/>
      <text:p text:style-name="P27"/>
      <text:p text:style-name="P27"/>
      <text:p text:style-name="P9"><text:span text:style-name="T13">[Point5]: </text:span>Create 2 services file to serve the api and the products </text:p>
      <text:p text:style-name="P9">ng generate service api</text:p>
      <text:p text:style-name="P9">ng generate service <text:s/>products </text:p>
      <text:p text:style-name="P9"/>
      <text:p text:style-name="P9"><text:span text:style-name="T13">api.service.ts</text:span> </text:p>
      <text:p text:style-name="P25">import { HttpClient } from '@angular/common/http';</text:p>
      <text:p text:style-name="P27">import { Injectable } from '@angular/core';</text:p>
      <text:p text:style-name="P27">import { Observable } from 'rxjs';</text:p>
      <text:p text:style-name="P27">import { Options } from '../../types';</text:p>
      <text:p text:style-name="P41"/>
      <text:p text:style-name="P27">@Injectable({</text:p>
      <text:p text:style-name="P27">providedIn: 'root'</text:p>
      <text:p text:style-name="P27">})</text:p>
      <text:p text:style-name="P27">export class ApiService {</text:p>
      <text:p text:style-name="P41"/>
      <text:p text:style-name="P27">constructor(</text:p>
      <text:p text:style-name="P27">private httpClient: HttpClient</text:p>
      <text:p text:style-name="P27">) { }</text:p>
      <text:p text:style-name="P40"/>
      <text:p text:style-name="P27">get&lt;T&gt;(url: string, options: Options): Observable&lt;T&gt; {</text:p>
      <text:p text:style-name="P27">return this.httpClient.get&lt;T&gt;(url, options) as Observable&lt;T&gt;;</text:p>
      <text:p text:style-name="P27">}</text:p>
      <text:p text:style-name="P40"/>
      <text:p text:style-name="P27">//&lt;T&gt; means the api can accept any type unless uniquely defined like</text:p>
      <text:p text:style-name="P27">//get&lt;string&gt; means the api accept only string</text:p>
      <text:p text:style-name="P28"><text:line-break/><text:line-break/><text:line-break/></text:p>
      <text:p text:style-name="P27">}</text:p>
      <text:p text:style-name="P27"/>
      <text:p text:style-name="P39">products.service.ts </text:p>
      <text:p text:style-name="P37"/>
      <text:p text:style-name="P25">import { Observable } from 'rxjs';</text:p>
      <text:p text:style-name="P27">import { ApiService } from './api.service';</text:p>
      <text:p text:style-name="P27"><text:soft-page-break/>import { Injectable } from '@angular/core';</text:p>
      <text:p text:style-name="P27">import { PaginationParams, Products } from '../../types';</text:p>
      <text:p text:style-name="P41"/>
      <text:p text:style-name="P27">@Injectable({</text:p>
      <text:p text:style-name="P27">providedIn: 'root'</text:p>
      <text:p text:style-name="P27">})</text:p>
      <text:p text:style-name="P27">export class ProductsService {</text:p>
      <text:p text:style-name="P41"/>
      <text:p text:style-name="P27">constructor(private apiService:ApiService) { }</text:p>
      <text:p text:style-name="P40"/>
      <text:p text:style-name="P27">getProducts = (url:string, params:PaginationParams):Observable&lt;Products&gt; =&gt; {</text:p>
      <text:p text:style-name="P27">return this.apiService.get(url, {</text:p>
      <text:p text:style-name="P27">params,</text:p>
      <text:p text:style-name="P27">responseType: 'json',</text:p>
      <text:p text:style-name="P27">})</text:p>
      <text:p text:style-name="P27">}</text:p>
      <text:p text:style-name="P28"><text:line-break/></text:p>
      <text:p text:style-name="P27">}</text:p>
      <text:p text:style-name="P27"/>
      <text:p text:style-name="P9"><text:span text:style-name="T13">[Point6]: </text:span>In your app.config.ts, add the configuration to use the services </text:p>
      <text:p text:style-name="P25"/>
      <text:p text:style-name="P25">import { ApplicationConfig } from '@angular/core';</text:p>
      <text:p text:style-name="P27">import { provideRouter } from '@angular/router';</text:p>
      <text:p text:style-name="P41"/>
      <text:p text:style-name="P27">import { routes } from './app.routes';</text:p>
      <text:p text:style-name="P27">import { provideHttpClient } from '@angular/common/http';</text:p>
      <text:p text:style-name="P41"/>
      <text:p text:style-name="P27">export const appConfig: ApplicationConfig = {</text:p>
      <text:p text:style-name="P27">providers: [provideRouter(routes), provideHttpClient()]</text:p>
      <text:p text:style-name="P27">};</text:p>
      <text:p text:style-name="P13"/>
      <text:p text:style-name="P9"><text:span text:style-name="T13">[Point7]: </text:span>Create a Home component ng generate component home </text:p>
      <text:p text:style-name="P9"/>
      <text:p text:style-name="P9"><text:span text:style-name="T13">[Point8]: </text:span>In your app.routes let the initial loading page point to the HomeComponent</text:p>
      <text:p text:style-name="P25"/>
      <text:p text:style-name="P25">import { Routes } from '@angular/router';</text:p>
      <text:p text:style-name="P27">import { HomeComponent } from './home/home.component';</text:p>
      <text:p text:style-name="P41"/>
      <text:p text:style-name="P27">export const routes: Routes = [</text:p>
      <text:p text:style-name="P27">{</text:p>
      <text:p text:style-name="P27">path: '',</text:p>
      <text:p text:style-name="P27">component: HomeComponent</text:p>
      <text:p text:style-name="P27">}</text:p>
      <text:p text:style-name="P40"/>
      <text:p text:style-name="P27">];</text:p>
      <text:p text:style-name="P13"/>
      <text:p text:style-name="P3"><text:soft-page-break/>Project Flow</text:p>
      <text:p text:style-name="P10">[Point 9]: <text:span text:style-name="T17">Create a product component ng generate component product </text:span></text:p>
      <text:p text:style-name="P10"/>
      <text:p text:style-name="P10">[Point 10]: <text:span text:style-name="T17">Since the Home.component.html is the root of the application, I will call the &lt;app-product&gt;&lt;/app-product&gt; selector in the home component and this is where things get interesting, </text:span></text:p>
      <text:p text:style-name="P10"/>
      <text:p text:style-name="P48">&lt;div class="column"&gt;</text:p>
      <text:p text:style-name="P27">&lt;div class="row wrap gap-1 space-between"&gt;</text:p>
      <text:p text:style-name="P27">&lt;app-product *ngFor="let productData of productsDict" [productData]="productData"&gt;&lt;/app-product&gt;</text:p>
      <text:p text:style-name="P27">&lt;/div&gt;</text:p>
      <text:p text:style-name="P27">&lt;/div&gt;</text:p>
      <text:p text:style-name="P27"/>
      <text:p text:style-name="P31">Now let me explain it step by step. The productsDict is from the api Data define in the home.component.ts </text:p>
      <text:p text:style-name="P31"/>
      <text:p text:style-name="P31">import { Component } from '@angular/core';</text:p>
      <text:p text:style-name="P27">import { ProductsService } from '../services/products.service';</text:p>
      <text:p text:style-name="P27">import { Product, Products } from '../../types';</text:p>
      <text:p text:style-name="P27">import { ProductComponent } from '../component/product/product.component';</text:p>
      <text:p text:style-name="P27">import { CommonModule } from '@angular/common';</text:p>
      <text:p text:style-name="P41"/>
      <text:p text:style-name="P27">@Component({</text:p>
      <text:p text:style-name="P27">selector: 'app-home',</text:p>
      <text:p text:style-name="P27">standalone: true,</text:p>
      <text:p text:style-name="P27">imports: [ProductComponent,CommonModule],</text:p>
      <text:p text:style-name="P27">templateUrl: './home.component.html',</text:p>
      <text:p text:style-name="P27">styleUrl: './home.component.scss'</text:p>
      <text:p text:style-name="P27">})</text:p>
      <text:p text:style-name="P27">export class HomeComponent {</text:p>
      <text:p text:style-name="P41"/>
      <text:p text:style-name="P27">constructor(</text:p>
      <text:p text:style-name="P27">private productService : ProductsService</text:p>
      <text:p text:style-name="P27">){}</text:p>
      <text:p text:style-name="P41"/>
      <text:p text:style-name="P27">productsDict: Product[] = []</text:p>
      <text:p text:style-name="P40"/>
      <text:p text:style-name="P27">ngOnInit(){</text:p>
      <text:p text:style-name="P27">this.productService.getProducts("http://localhost:3000/clothes",{page:0, perPage:5}).subscribe((data:Products)=&gt;{</text:p>
      <text:p text:style-name="P27">this.productsDict = data.items</text:p>
      <text:p text:style-name="P41"/>
      <text:p text:style-name="P27">/*</text:p>
      <text:p text:style-name="P27">Notes:</text:p>
      <text:p text:style-name="P41"/>
      <text:p text:style-name="P27">this.productsDict is a dictionary in<text:span text:style-name="T19">i</text:span>tialized as empty</text:p>
      <text:p text:style-name="P27">from the <text:span text:style-name="T19">Typescript </text:span>type Products, the item field is define as an array of products</text:p>
      <text:p text:style-name="P27"><text:soft-page-break/></text:p>
      <text:p text:style-name="P27">items:Product[];</text:p>
      <text:p text:style-name="P27"/>
      <text:p text:style-name="P27">this.productsDict = data.items, the items field used as an interface to capture the items from the backend is assigned to productDict<text:line-break/></text:p>
      <text:p text:style-name="P27">We subscribe to an observable</text:p>
      <text:p text:style-name="P41"/>
      <text:p text:style-name="P27">when i use data.[something], i can get all the field defined in the interface Products</text:p>
      <text:p text:style-name="P27">Which are</text:p>
      <text:p text:style-name="P27">items:Product[];</text:p>
      <text:p text:style-name="P27">total:number;</text:p>
      <text:p text:style-name="P27">page:number;</text:p>
      <text:p text:style-name="P27">perPage:number;</text:p>
      <text:p text:style-name="P27">totalPages:number;</text:p>
      <text:p text:style-name="P27">Because from here data:Products, data is of type Products. If i use any, i cant get the fields</text:p>
      <text:p text:style-name="P41"/>
      <text:p text:style-name="P27">*/</text:p>
      <text:p text:style-name="P27">})</text:p>
      <text:p text:style-name="P27">}</text:p>
      <text:p text:style-name="P28"><text:line-break/><text:line-break/></text:p>
      <text:p text:style-name="P27">}</text:p>
      <text:p text:style-name="P27"/>
      <text:p text:style-name="P31"/>
      <text:p text:style-name="P50">simply put, the productDict is captured from the api, data.items is an array of product </text:p>
      <text:p text:style-name="P32">Now let move to the productData. </text:p>
      <text:p text:style-name="P32">The productData is just a variable defined in the product.component.ts which has the interface of Product as a type, </text:p>
      <text:p text:style-name="P32">import { Component, Input } from '@angular/core';</text:p>
      <text:p text:style-name="P27">import { Product } from '../../../types';</text:p>
      <text:p text:style-name="P41"/>
      <text:p text:style-name="P27">@Component({</text:p>
      <text:p text:style-name="P27">selector: 'app-product',</text:p>
      <text:p text:style-name="P27">standalone: true,</text:p>
      <text:p text:style-name="P27">imports: [],</text:p>
      <text:p text:style-name="P27">templateUrl: './product.component.html',</text:p>
      <text:p text:style-name="P27">styleUrl: './product.component.scss'</text:p>
      <text:p text:style-name="P27">})</text:p>
      <text:p text:style-name="P27">export class ProductComponent {</text:p>
      <text:p text:style-name="P27">@Input() productData!:Product;</text:p>
      <text:p text:style-name="P27"><text:soft-page-break/>}</text:p>
      <text:p text:style-name="P27"/>
      <text:p text:style-name="P27"/>
      <text:p text:style-name="P15"><text:span text:style-name="T3">[productData]</text:span>=<text:span text:style-name="T5">"</text:span><text:span text:style-name="T3">productData</text:span><text:span text:style-name="T5">"</text:span><text:span text:style-name="T7"> <text:s/></text:span><text:span text:style-name="T8">This represent the @Input</text:span></text:p>
      <text:p text:style-name="P54"><text:s text:c="3"/></text:p>
      <text:p text:style-name="P27"/>
      <text:p text:style-name="P32"/>
      <text:p text:style-name="P11"><text:span text:style-name="T17">Install primeng, [npm install primeng], </text:span><text:span text:style-name="T18">this has a prebuilt component that we can use in our application </text:span></text:p>
      <text:p text:style-name="P11"/>
      <text:p text:style-name="P46">Now watch here </text:p>
      <text:p text:style-name="P46">1. From the product.component.ts, do this</text:p>
      <text:p text:style-name="P26">import { Component, EventEmitter, Input, Output } from '@angular/core';</text:p>
      <text:p text:style-name="P27">import { Product } from '../../../types';</text:p>
      <text:p text:style-name="P27">import { RatingModule } from 'primeng/rating';</text:p>
      <text:p text:style-name="P27">import { FormsModule } from '@angular/forms';</text:p>
      <text:p text:style-name="P41"/>
      <text:p text:style-name="P27">@Component({</text:p>
      <text:p text:style-name="P27">selector: 'app-product',</text:p>
      <text:p text:style-name="P27">standalone: true,</text:p>
      <text:p text:style-name="P27">imports: [RatingModule,FormsModule],</text:p>
      <text:p text:style-name="P27">templateUrl: './product.component.html',</text:p>
      <text:p text:style-name="P27">styleUrl: './product.component.scss'</text:p>
      <text:p text:style-name="P27">})</text:p>
      <text:p text:style-name="P27">export class ProductComponent {</text:p>
      <text:p text:style-name="P27">@Input() productData!:Product;</text:p>
      <text:p text:style-name="P27">@Output() productOutput: EventEmitter&lt;Product&gt;= new EventEmitter&lt;Product&gt;();</text:p>
      <text:p text:style-name="P41"/>
      <text:p text:style-name="P27">ngOnInit() {</text:p>
      <text:p text:style-name="P27">this.productOutput.emit(this.productData)</text:p>
      <text:p text:style-name="P27">}</text:p>
      <text:p text:style-name="P27">}</text:p>
      <text:p text:style-name="P27"/>
      <text:p text:style-name="P38">the @Input allows you to accept data into the component defined here </text:p>
      <text:p text:style-name="P11"/>
      <text:p text:style-name="P25">&lt;app-product *ngFor="let productData of productsDict"</text:p>
      <text:p text:style-name="P27">[productData]="productDat"</text:p>
      <text:p text:style-name="P41"/>
      <text:p text:style-name="P27">&gt;&lt;/app-product&gt;</text:p>
      <text:p text:style-name="P37"/>
      <text:p text:style-name="P38">the @Output helps to <text:span text:style-name="T20">emit variables outside the component </text:span></text:p>
      <text:p text:style-name="P26">&lt;app-product *ngFor="let productData of productsDict"</text:p>
      <text:p text:style-name="P27">(productOutput)="onProductOutput($event)"</text:p>
      <text:p text:style-name="P41"/>
      <text:p text:style-name="P27">&gt;&lt;/app-product&gt;</text:p>
      <text:p text:style-name="P38"/>
      <text:p text:style-name="P38"/>
      <text:p text:style-name="P38">In the home.component.ts, there is a function known as </text:p>
      <text:p text:style-name="P26">onProductOutput(product: Product){</text:p>
      <text:p text:style-name="P27"><text:soft-page-break/>console.log(product,"Nice one")</text:p>
      <text:p text:style-name="P55"><text:span text:style-name="T16">}</text:span></text:p>
      <text:p text:style-name="P47"/>
      <text:p text:style-name="P56">Jungle Studies</text:p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4:08:41.912653007</meta:creation-date>
    <dc:date>2024-04-24T09:10:51.161075311</dc:date>
    <meta:editing-duration>PT16H55M25S</meta:editing-duration>
    <meta:editing-cycles>14</meta:editing-cycles>
    <meta:generator>LibreOffice/7.5.3.2$MacOSX_X86_64 LibreOffice_project/9f56dff12ba03b9acd7730a5a481eea045e468f3</meta:generator>
    <meta:document-statistic meta:table-count="0" meta:image-count="0" meta:object-count="0" meta:page-count="8" meta:paragraph-count="232" meta:word-count="939" meta:character-count="7730" meta:non-whitespace-character-count="6986"/>
  </office:meta>
</office:document-meta>
</file>